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6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Selection ticker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Selection strategie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Selection echeances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Selection RV (relative value en %)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QT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Afficher Strategie ATM et 2 ou 3 strikes de chaque coté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calculer delta du combo :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straddle = (dcall+dput)*qty*100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calendar=(-d echeance vendue+d echeance achetée)*qty*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alendar put =&gt; vend 1ere echeance ATM et on achète 2è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ur un ticker en bag:</text:p>
          </table:table-cell>
          <table:table-cell table:number-columns-repeated="2"/>
          <table:table-cell office:value-type="string">
            <text:p>ATM = strike le plus proche du prix du marché du sous jacen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strikes</text:p>
          </table:table-cell>
          <table:table-cell/>
          <table:table-cell office:value-type="string">
            <text:p>delta du bag = - delta 1ere echeance + delta de la deuxiem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bid, ask, m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ty pour poz de 5000 = 5000/m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ta en $ = delta strat * qty * 1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ta de la strat * qty * 1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 des resultats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2/05/2020</text:date>, <text:time>00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00:09:00</dc:date>
    <dc:creator>LumberJack Jyss</dc:creator>
    <meta:document-statistic meta:table-count="3" meta:cell-count="24" meta:object-count="0"/>
    <meta:generator>OpenOffice/4.1.6$Unix OpenOffice.org_project/416m1$Build-9790</meta:generator>
  </office:meta>
</office:document-meta>
</file>